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WriterTest_9.test_error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9.test_error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9.test_error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9.test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ializeWriterTest_9.test_error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